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57:57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12558103905863">
                <text:p>-0.12558103905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51558583130149">
                <text:p>0.851558583130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3">
                <text:p>-0.618033988749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8422940262895">
                <text:p>-1.98422940262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071653589958">
                <text:p>-1.071653589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071653589958">
                <text:p>1.071653589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2558103905862">
                <text:p>-0.12558103905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851558583130142">
                <text:p>-0.85155858313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45793725484283">
                <text:p>-1.45793725484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98422940262895">
                <text:p>1.98422940262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374762629171453">
                <text:p>0.374762629171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74762629171441">
                <text:p>-0.374762629171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1">
                <text:p>-0.6180339887498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51558583130141">
                <text:p>0.851558583130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85955297177651">
                <text:p>1.859552971776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851558583130147">
                <text:p>0.8515585831301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125581039058633">
                <text:p>0.125581039058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618033988749899">
                <text:p>-0.618033988749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374762629171447">
                <text:p>-0.374762629171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374762629171433">
                <text:p>0.374762629171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27484797949739">
                <text:p>1.27484797949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8">
                <text:p>0.618033988749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125581039058619">
                <text:p>-0.125581039058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851558583130134">
                <text:p>-0.851558583130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45793725484283">
                <text:p>-1.45793725484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851558583130141">
                <text:p>-0.8515585831301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618033988749891">
                <text:p>0.618033988749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74762629171441">
                <text:p>0.3747626291714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74762629171454">
                <text:p>-0.374762629171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07165358995798">
                <text:p>-1.07165358995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618033988749906">
                <text:p>-0.6180339887499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85155858313014">
                <text:p>0.85155858313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85955297177651">
                <text:p>1.859552971776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125581039058634">
                <text:p>0.1255810390586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618033988749897">
                <text:p>-0.618033988749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75261336008772">
                <text:p>-1.752613360087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374762629171432">
                <text:p>0.374762629171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27484797949739">
                <text:p>1.27484797949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618033988749913">
                <text:p>0.618033988749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125581039058617">
                <text:p>-0.125581039058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45793725484281">
                <text:p>-1.45793725484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85955297177651">
                <text:p>-1.859552971776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45793725484283">
                <text:p>-1.457937254842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851558583130142">
                <text:p>-0.8515585831301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125581039058642">
                <text:p>-0.1255810390586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61803398874989">
                <text:p>0.61803398874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071653589958">
                <text:p>1.071653589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374762629171442">
                <text:p>0.3747626291714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374762629171466">
                <text:p>-0.374762629171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61803398874988">
                <text:p>-1.618033988749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75261336008774">
                <text:p>-1.752613360087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27484797949739">
                <text:p>-1.274847979497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12558103905861">
                <text:p>0.125581039058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851558583130139">
                <text:p>0.8515585831301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